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Balthazar" svg:font-family="Balthazar, serif"/>
    <style:font-face style:name="Varela" svg:font-family="Varela, sans-serif"/>
    <style:font-face style:name="trebuchet ms" svg:font-family="'trebuchet ms'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6.92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.5215in" table:align="left" fo:background-color="#cfe2f3">
        <style:background-image/>
      </style:table-properties>
    </style:style>
    <style:style style:name="Table2.A" style:family="table-column">
      <style:table-column-properties style:column-width="0.9778in"/>
    </style:style>
    <style:style style:name="Table2.B" style:family="table-column">
      <style:table-column-properties style:column-width="0.5438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6.925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8861in" style:rel-width="100%" table:align="left"/>
    </style:style>
    <style:style style:name="Table4.A" style:family="table-column">
      <style:table-column-properties style:column-width="3.2431in" style:rel-column-width="30866*"/>
    </style:style>
    <style:style style:name="Table4.B" style:family="table-column">
      <style:table-column-properties style:column-width="3.6431in" style:rel-column-width="34668*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left="0in" fo:margin-right="0in" fo:widows="1" fo:text-indent="0in" style:auto-text-indent="false" fo:padding="0in" fo:border="none"/>
    </style:style>
    <style:style style:name="P2" style:family="paragraph" style:parent-style-name="Text_20_body">
      <style:paragraph-properties fo:widows="1" fo:padding="0in" fo:border="none" style:writing-mode="lr-tb"/>
    </style:style>
    <style:style style:name="P3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Preformatted_20_Text">
      <style:paragraph-properties fo:widows="1"/>
      <style:text-properties fo:font-variant="normal" fo:text-transform="none" fo:color="#000000" fo:font-size="9.75pt" fo:letter-spacing="normal" fo:font-style="normal" fo:font-weight="normal"/>
    </style:style>
    <style:style style:name="P5" style:family="paragraph" style:parent-style-name="Preformatted_20_Text">
      <style:paragraph-properties fo:widows="1"/>
    </style:style>
    <style:style style:name="P6" style:family="paragraph" style:parent-style-name="Preformatted_20_Text">
      <style:paragraph-properties fo:margin-left="0in" fo:margin-right="0in" fo:widows="1" fo:text-indent="0in" style:auto-text-indent="false"/>
      <style:text-properties fo:font-variant="normal" fo:text-transform="none" fo:color="#000000" fo:font-size="9.75pt" fo:letter-spacing="normal" fo:font-style="normal" fo:font-weight="normal"/>
    </style:style>
    <style:style style:name="P7" style:family="paragraph" style:parent-style-name="Preformatted_20_Text">
      <style:paragraph-properties fo:margin-top="0in" fo:margin-bottom="0.1965in" fo:widows="1"/>
      <style:text-properties fo:font-variant="normal" fo:text-transform="none" fo:color="#000000" fo:font-size="9.75pt" fo:letter-spacing="normal" fo:font-style="normal" fo:font-weight="normal"/>
    </style:style>
    <style:style style:name="P8" style:family="paragraph" style:parent-style-name="Table_20_Contents">
      <style:paragraph-properties fo:text-align="start" style:justify-single-word="false"/>
      <style:text-properties fo:font-variant="small-caps" fo:font-size="12pt" fo:font-weight="bold"/>
    </style:style>
    <style:style style:name="P9" style:family="paragraph" style:parent-style-name="Table_20_Contents">
      <style:paragraph-properties fo:text-align="end" style:justify-single-word="false"/>
      <style:text-properties fo:font-variant="small-caps" fo:font-size="12pt" fo:font-weight="bold"/>
    </style:style>
    <style:style style:name="P10" style:family="paragraph" style:parent-style-name="Table_20_Contents">
      <style:paragraph-properties fo:margin-top="0in" fo:margin-bottom="0.1965in" fo:padding="0in" fo:border="none" style:writing-mode="lr-tb"/>
    </style:style>
    <style:style style:name="P11" style:family="paragraph" style:parent-style-name="Table_20_Contents">
      <style:paragraph-properties fo:margin-top="0in" fo:margin-bottom="0.1965in" fo:widows="1" fo:padding="0in" fo:border="none" style:writing-mode="lr-tb"/>
    </style:style>
    <style:style style:name="P12" style:family="paragraph" style:parent-style-name="Table_20_Contents">
      <style:paragraph-properties fo:margin-left="0.052in" fo:margin-right="0.052in" fo:margin-top="0.0626in" fo:margin-bottom="0.0626in" fo:text-indent="0in" style:auto-text-indent="false" fo:padding="0in" fo:border="none" style:writing-mode="lr-tb"/>
      <style:text-properties style:font-name="Times New Roman" fo:font-size="9pt" fo:font-weight="bold" style:font-size-asian="9pt" style:font-size-complex="9pt"/>
    </style:style>
    <style:style style:name="P13" style:family="paragraph" style:parent-style-name="Table_20_Contents">
      <style:paragraph-properties fo:margin-left="0.2083in" fo:margin-right="0in" fo:margin-top="0in" fo:margin-bottom="0.1965in" fo:text-indent="0in" style:auto-text-indent="false" fo:padding="0in" fo:border="none" style:writing-mode="lr-tb"/>
    </style:style>
    <style:style style:name="P14" style:family="paragraph" style:parent-style-name="Heading_20_3">
      <style:text-properties fo:font-variant="normal" fo:text-transform="none" fo:color="#000000" style:font-name="Balthazar" fo:font-size="9pt" fo:letter-spacing="normal" fo:font-style="normal" fo:font-weight="bold" fo:background-color="transparent" style:font-size-asian="9pt" style:font-weight-asian="normal" style:font-size-complex="9pt" style:font-weight-complex="normal"/>
    </style:style>
    <style:style style:name="T1" style:family="text">
      <style:text-properties fo:font-variant="normal" fo:text-transform="none" fo:color="#000000" fo:font-size="9.75pt" fo:letter-spacing="normal" fo:font-style="normal" fo:font-weight="normal"/>
    </style:style>
    <style:style style:name="T2" style:family="text">
      <style:text-properties fo:font-weight="bold"/>
    </style:style>
    <style:style style:name="T3" style:family="text">
      <style:text-properties fo:color="#003965"/>
    </style:style>
    <style:style style:name="T4" style:family="text">
      <style:text-properties fo:color="#003965" fo:font-size="12pt"/>
    </style:style>
    <style:style style:name="T5" style:family="text">
      <style:text-properties fo:color="#003965" fo:font-size="12pt" fo:font-style="italic"/>
    </style:style>
    <style:style style:name="T6" style:family="text">
      <style:text-properties fo:color="#003965" fo:font-size="12pt" fo:font-weight="bold"/>
    </style:style>
    <style:style style:name="T7" style:family="text">
      <style:text-properties fo:color="#003965" fo:font-style="italic"/>
    </style:style>
    <style:style style:name="T8" style:family="text">
      <style:text-properties fo:color="#003965" style:font-name="Times New Roman"/>
    </style:style>
    <style:style style:name="T9" style:family="text">
      <style:text-properties fo:color="#003965" style:font-name="Times New Roman" fo:font-size="12pt"/>
    </style:style>
    <style:style style:name="T10" style:family="text">
      <style:text-properties fo:color="#003965" style:font-name="Times New Roman" fo:font-size="12pt" fo:font-style="italic"/>
    </style:style>
    <style:style style:name="T11" style:family="text">
      <style:text-properties fo:color="#003965" style:font-name="Times New Roman" fo:font-size="12pt" fo:font-style="italic" style:font-size-asian="12pt" style:font-size-complex="12pt"/>
    </style:style>
    <style:style style:name="T12" style:family="text">
      <style:text-properties fo:color="#003965" style:font-name="Times New Roman" fo:font-size="12pt" fo:font-style="italic" fo:font-weight="bold" style:font-size-asian="12pt" style:font-weight-asian="bold" style:font-size-complex="12pt" style:font-weight-complex="bold"/>
    </style:style>
    <style:style style:name="T13" style:family="text">
      <style:text-properties fo:color="#003965" style:font-name="Times New Roman" fo:font-size="12pt" fo:font-style="italic" fo:font-weight="normal" style:font-size-asian="12pt" style:font-weight-asian="normal" style:font-size-complex="12pt" style:font-weight-complex="normal"/>
    </style:style>
    <style:style style:name="T14" style:family="text">
      <style:text-properties fo:color="#003965" style:font-name="Times New Roman" fo:font-size="12pt" style:font-size-asian="12pt" style:font-size-complex="12pt"/>
    </style:style>
    <style:style style:name="T15" style:family="text">
      <style:text-properties fo:color="#003965" style:font-name="Times New Roman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003965" style:font-name="Times New Roman"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color="#003965" style:font-name="Times New Roman" fo:font-style="italic"/>
    </style:style>
    <style:style style:name="T18" style:family="text">
      <style:text-properties fo:color="#003965" style:font-name="Times New Roman" fo:font-size="9pt" style:font-size-asian="9pt" style:font-size-complex="9pt"/>
    </style:style>
    <style:style style:name="T19" style:family="text">
      <style:text-properties fo:color="#003965" style:font-name="Times New Roman" fo:font-size="9pt" fo:font-style="italic" style:font-size-asian="9pt" style:font-size-complex="9pt"/>
    </style:style>
    <style:style style:name="T20" style:family="text">
      <style:text-properties fo:color="#003965" style:font-name="Times New Roman" fo:font-size="9pt" fo:font-weight="bold" style:font-size-asian="9pt" style:font-size-complex="9pt"/>
    </style:style>
    <style:style style:name="T21" style:family="text">
      <style:text-properties fo:color="#003965" fo:font-weight="bold"/>
    </style:style>
    <style:style style:name="T22" style:family="text">
      <style:text-properties fo:color="#003965" style:text-line-through-style="none" style:text-underline-style="none" style:text-blinking="false"/>
    </style:style>
    <style:style style:name="T23" style:family="text">
      <style:text-properties fo:color="#003965" style:text-line-through-style="none" fo:font-size="12pt" style:text-underline-style="none" style:text-blinking="false"/>
    </style:style>
    <style:style style:name="T24" style:family="text">
      <style:text-properties fo:color="#003965" style:text-line-through-style="none" fo:font-size="9pt" style:text-underline-style="none" style:text-blinking="false" style:font-size-asian="9pt" style:font-size-complex="9pt"/>
    </style:style>
    <style:style style:name="T25" style:family="text">
      <style:text-properties fo:color="#003965" style:text-line-through-style="none" style:font-name="Times New Roman" fo:font-size="9pt" style:text-underline-style="none" style:text-blinking="false" style:font-size-asian="9pt" style:font-size-complex="9pt"/>
    </style:style>
    <style:style style:name="T26" style:family="text">
      <style:text-properties fo:color="#003965" fo:font-size="9pt" style:font-size-asian="9pt" style:font-size-complex="9pt"/>
    </style:style>
    <style:style style:name="T27" style:family="text">
      <style:text-properties fo:color="#003965" fo:font-size="9pt" fo:font-style="italic" style:font-size-asian="9pt" style:font-size-complex="9pt"/>
    </style:style>
    <style:style style:name="T28" style:family="text">
      <style:text-properties fo:color="#003965" fo:font-size="9pt" fo:font-weight="bold" style:font-size-asian="9pt" style:font-size-complex="9pt"/>
    </style:style>
    <style:style style:name="T29" style:family="text">
      <style:text-properties fo:font-size="12pt"/>
    </style:style>
    <style:style style:name="T30" style:family="text">
      <style:text-properties fo:font-size="12pt" fo:font-weight="bold"/>
    </style:style>
    <style:style style:name="T31" style:family="text">
      <style:text-properties style:font-name="Times New Roman"/>
    </style:style>
    <style:style style:name="T32" style:family="text">
      <style:text-properties style:font-name="Times New Roman" fo:font-size="12pt"/>
    </style:style>
    <style:style style:name="T33" style:family="text">
      <style:text-properties style:font-name="Times New Roman" fo:font-size="12pt" fo:font-weight="bold"/>
    </style:style>
    <style:style style:name="T34" style:family="text">
      <style:text-properties style:font-name="Times New Roman" fo:font-size="12pt" fo:font-weight="bold" style:font-size-asian="12pt" style:font-size-complex="12pt"/>
    </style:style>
    <style:style style:name="T35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6" style:family="text">
      <style:text-properties style:font-name="Times New Roman" fo:font-size="12pt" style:font-size-asian="12pt" style:font-size-complex="12pt"/>
    </style:style>
    <style:style style:name="T37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38" style:family="text">
      <style:text-properties style:font-name="Times New Roman" fo:font-weight="bold"/>
    </style:style>
    <style:style style:name="T39" style:family="text">
      <style:text-properties style:font-name="Times New Roman" fo:font-size="9pt" fo:font-weight="bold" style:font-size-asian="9pt" style:font-size-complex="9pt"/>
    </style:style>
    <style:style style:name="T40" style:family="text">
      <style:text-properties style:font-name="Times New Roman" fo:font-size="9pt" style:font-size-asian="9pt" style:font-size-complex="9pt"/>
    </style:style>
    <style:style style:name="T41" style:family="text">
      <style:text-properties fo:font-size="9pt" style:font-size-asian="9pt" style:font-size-complex="9pt"/>
    </style:style>
    <style:style style:name="T42" style:family="text">
      <style:text-properties fo:font-size="9pt" fo:font-weight="bold" style:font-size-asian="9pt" style:font-size-complex="9pt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SIY</text:p>
      <text:p text:style-name="Standard"/>
      <text:p text:style-name="P6">Strykar, male human Ftr9: <text:s/>CR 9; Size M (5 ft., 10 in. tall);</text:p>
      <text:p text:style-name="P4">HD 9d10+36; hp 91; Init +7; Spd 30 ft.; AC 13; Attack +14/+9</text:p>
      <text:p text:style-name="P4">melee, or +12/+7 ranged; SV Fort +10, Ref +8, Will +4; AL</text:p>
      <text:p text:style-name="P4">CG; Str 20, Dex 17, Con 18, Int 13, Wis 12, Cha 13.</text:p>
      <text:p text:style-name="P5"/>
      <text:p text:style-name="P5"><text:span text:style-name="T1">Languages Spoken: <text:s/>Auran, Common.</text:span></text:p>
      <text:p text:style-name="P5"/>
      <text:p text:style-name="P4">Skills and feats: <text:s/>Climb +15, Handle Animal +8, Hide +3,</text:p>
      <text:p text:style-name="P4">Intimidate +6, Knowledge (The Planes) +3, Listen +1, Move</text:p>
      <text:p text:style-name="P4">Silently +3, Ride +14, Spot +1, Survival +2, Swim +11, Use</text:p>
      <text:p text:style-name="P4">Magic Device +3.5; Cleave, Combat Expertise, Endurance, Far</text:p>
      <text:p text:style-name="P4">Shot, Improved Initiative, Improved Overrun, Lightning</text:p>
      <text:p text:style-name="P4">Reflexes, Point Blank Shot, Power Attack, Track.</text:p>
      <text:p text:style-name="P5"/>
      <text:p text:style-name="P7">Possessions: <text:s/>12,000 gp <text:s/>in gear.</text:p>
      <text:p text:style-name="Standard">PANAKAS</text:p>
      <text:p text:style-name="Standard"/>
      <text:p text:style-name="P6">Dimble, male gnome Rog11: <text:s/>CR 11; Size S (3 ft., 7 in. tall);</text:p>
      <text:p text:style-name="P4">HD 11d6+22; hp 69; Init +5; Spd 20 ft.; AC 16; Attack +9/+4</text:p>
      <text:p text:style-name="P4">melee, or +14/+9 ranged; SV Fort +5, Ref +12, Will +7; AL</text:p>
      <text:p text:style-name="P4">CN; Str 10, Dex 20, Con 14, Int 18, Wis 18, Cha 12.</text:p>
      <text:p text:style-name="P5"/>
      <text:p text:style-name="P4">Languages Spoken: <text:s/>Common, Dwarven, Elven, Gnome, Goblin,</text:p>
      <text:p text:style-name="P5"><text:span text:style-name="T1">Orc.</text:span></text:p>
      <text:p text:style-name="P5"/>
      <text:p text:style-name="P4">Skills and feats: <text:s/>Balance +14, Craft (Alchemy) +6, Decipher</text:p>
      <text:p text:style-name="P4">Script +12, Disguise +15, Escape Artist +15, Forgery +18,</text:p>
      <text:p text:style-name="P4">Hide +22, Intimidate +13, Jump +14, Knowledge (Local) +18,</text:p>
      <text:p text:style-name="P4">Listen +6, Move Silently +16, Open Lock +16, Search +17,</text:p>
      <text:p text:style-name="P4">Sleight of Hand +12, Spot +14, Use Magic Device +10; Combat</text:p>
      <text:p text:style-name="P4">Expertise, Dodge, [Evasion], Point Blank Shot, Weapon</text:p>
      <text:p text:style-name="P4">Finesse.</text:p>
      <text:p text:style-name="P5"/>
      <text:p text:style-name="P7">Possessions: <text:s/>21,000 gp <text:s/>in gear.</text:p>
      <text:p text:style-name="Standard">JOVAN <text:s/>(Add Arcane Archer Levels)</text:p>
      <text:p text:style-name="Standard"/>
      <text:p text:style-name="P6">Ljot, male human Rgr9: <text:s/>CR 9; Size M (5 ft., 2 in. tall); HD</text:p>
      <text:p text:style-name="P4">9d8+27; hp 82; Init +4; Spd 30 ft.; AC 14; Attack +13/+8</text:p>
      <text:p text:style-name="P4">melee, or +13/+8 ranged; SV Fort +9, Ref +7, Will +4; AL LE;</text:p>
      <text:p text:style-name="P4">Str 19, Dex 19, Con 16, Int 12, Wis 12, Cha 12.</text:p>
      <text:p text:style-name="P5"/>
      <text:p text:style-name="P4">Languages Spoken: <text:s/>Celestial, Common.</text:p>
      <text:p text:style-name="P5"/>
      <text:p text:style-name="P5"/>
      <text:p text:style-name="P4">Skills and feats: <text:s/>Climb +15, Craft (Woodworking) +6, Hide</text:p>
      <text:p text:style-name="P4">+12, Jump +14, Knowledge (Geography) +10, Knowledge (Nature)</text:p>
      <text:p text:style-name="P4">+13, Listen +13, Move Silently +4, Ride +12, Search +13,</text:p>
      <text:p text:style-name="P4">Spot +1, Survival +11; Combat Reflexes, Diligent, Eschew</text:p>
      <text:p text:style-name="P4">Materials, [Evasion], Improved Counterspell, [Manyshot],</text:p>
      <text:p text:style-name="P4">[Rapid Shot], Toughness, [Track].</text:p>
      <text:p text:style-name="P5"/>
      <text:p text:style-name="P4">Possessions: <text:s/>12,000 gp <text:s/>in gear.</text:p>
      <text:p text:style-name="P5"/>
      <text:p text:style-name="P7">Ranger Spells Per Day: <text:s/>2.</text:p>
      <text:p text:style-name="Standard"><text:soft-page-break/>NORA BLINDSIDED (edit a bit)</text:p>
      <text:p text:style-name="Standard"/>
      <text:p text:style-name="P3"><text:bookmark text:name="sites-page-title-header"/><text:bookmark text:name="sites-page-title"/>Secret Agent (Human Rogue 6/Assassin 6)</text:p>
      <text:section text:style-name="Sect1" text:name="sites-canvas-main">
        <text:p text:style-name="P3"/>
        <text:section text:style-name="Sect1" text:name="sites-canvas-main-content">
          <text:p text:style-name="P3"/>
          <table:table table:name="Table1" table:style-name="Table1">
            <table:table-column table:style-name="Table1.A"/>
            <table:table-row>
              <table:table-cell table:style-name="Table1.A1" office:value-type="string">
                <table:table table:name="Table2" table:style-name="Table2">
                  <table:table-column table:style-name="Table2.A"/>
                  <table:table-column table:style-name="Table2.B"/>
                  <table:table-row>
                    <table:table-cell table:style-name="Table2.A1" office:value-type="string">
                      <text:p text:style-name="P3">Secret Agent</text:p>
                    </table:table-cell>
                    <table:table-cell table:style-name="Table2.A1" office:value-type="string">
                      <text:p text:style-name="P3">CR 11</text:p>
                    </table:table-cell>
                  </table:table-row>
                </table:table>
                <text:p text:style-name="Standard"><text:span text:style-name="T37">XP 1,600<text:line-break/></text:span><text:a xlink:type="simple" xlink:href="http://www.d20pfsrd.com/races/core-races/human" text:style-name="Internet_20_link" text:visited-style-name="Visited_20_Internet_20_Link"><text:span text:style-name="T16">Human</text:span></text:a><text:span text:style-name="T37"> </text:span><text:a xlink:type="simple" xlink:href="http://www.d20pfsrd.com/classes/core-classes/rogue" text:style-name="Internet_20_link" text:visited-style-name="Visited_20_Internet_20_Link"><text:span text:style-name="T16">Rogue</text:span></text:a><text:span text:style-name="T37"> 6/</text:span><text:a xlink:type="simple" xlink:href="http://www.d20pfsrd.com/classes/prestige-classes/core-rulebook/assassin" text:style-name="Internet_20_link" text:visited-style-name="Visited_20_Internet_20_Link"><text:span text:style-name="T16">Assassin</text:span></text:a><text:span text:style-name="T37"> 6<text:line-break/>NE Medium </text:span><text:a xlink:type="simple" xlink:href="http://www.d20pfsrd.com/bestiary/rules-for-monsters/creature-types#TOC-Humanoid" text:style-name="Internet_20_link" text:visited-style-name="Visited_20_Internet_20_Link"><text:span text:style-name="T16">humanoid</text:span></text:a><text:span text:style-name="T37"> (</text:span><text:a xlink:type="simple" xlink:href="http://www.d20pfsrd.com/races/core-races/human" text:style-name="Internet_20_link" text:visited-style-name="Visited_20_Internet_20_Link"><text:span text:style-name="T16">human</text:span></text:a><text:span text:style-name="T37">)<text:line-break/>Init +8; Senses </text:span><text:a xlink:type="simple" xlink:href="http://www.d20pfsrd.com/skills/perception" text:style-name="Internet_20_link" text:visited-style-name="Visited_20_Internet_20_Link"><text:span text:style-name="T16">Perception</text:span></text:a><text:span text:style-name="T37"> +15</text:span></text:p>
                <text:p text:style-name="P3"><text:bookmark text:name="TOC-DEFENSE"/>DEFENSE</text:p>
                <text:p text:style-name="Standard"><text:span text:style-name="T37">AC 21, </text:span><text:a xlink:type="simple" xlink:href="http://www.d20pfsrd.com/gamemastering/combat#TOC-Touch-Attacks" text:style-name="Internet_20_link" text:visited-style-name="Visited_20_Internet_20_Link"><text:span text:style-name="T16">touch</text:span></text:a><text:span text:style-name="T37"> 16, </text:span><text:a xlink:type="simple" xlink:href="http://www.d20pfsrd.com/gamemastering/conditions#TOC-Flat-Footed" text:style-name="Internet_20_link" text:visited-style-name="Visited_20_Internet_20_Link"><text:span text:style-name="T16">flat-footed</text:span></text:a><text:span text:style-name="T37"> 16 (+5 </text:span><text:a xlink:type="simple" xlink:href="http://www.d20pfsrd.com/basics-ability-scores/glossary#TOC-Armor-Bonus" text:style-name="Internet_20_link" text:visited-style-name="Visited_20_Internet_20_Link"><text:span text:style-name="T16">armor</text:span></text:a><text:span text:style-name="T37">, +1 </text:span><text:a xlink:type="simple" xlink:href="http://www.d20pfsrd.com/basics-ability-scores/glossary#TOC-Bonus-Deflection-" text:style-name="Internet_20_link" text:visited-style-name="Visited_20_Internet_20_Link"><text:span text:style-name="T16">deflection</text:span></text:a><text:span text:style-name="T37">, +4 </text:span><text:a xlink:type="simple" xlink:href="http://www.d20pfsrd.com/basics-ability-scores/ability-scores#TOC-Dexterity-Dex-" text:style-name="Internet_20_link" text:visited-style-name="Visited_20_Internet_20_Link"><text:span text:style-name="T16">Dex</text:span></text:a><text:span text:style-name="T37">, +1</text:span><text:a xlink:type="simple" xlink:href="http://www.d20pfsrd.com/basics-ability-scores/glossary#TOC-Dodge-Bonus" text:style-name="Internet_20_link" text:visited-style-name="Visited_20_Internet_20_Link"><text:span text:style-name="T16">dodge</text:span></text:a><text:span text:style-name="T37">)<text:line-break/>hp 93 (12d8+36)<text:line-break/>Fort +9, Ref +14, Will +6; +3 vs. </text:span><text:a xlink:type="simple" xlink:href="http://www.d20pfsrd.com/gamemastering/afflictions/poison" text:style-name="Internet_20_link" text:visited-style-name="Visited_20_Internet_20_Link"><text:span text:style-name="T16">poison</text:span></text:a><text:span text:style-name="T37"><text:line-break/>Defensive Abilities </text:span><text:a xlink:type="simple" xlink:href="http://www.d20pfsrd.com/classes/core-classes/rogue#TOC-Evasion-Ex-" text:style-name="Internet_20_link" text:visited-style-name="Visited_20_Internet_20_Link"><text:span text:style-name="T16">evasion</text:span></text:a><text:span text:style-name="T37">, </text:span><text:a xlink:type="simple" xlink:href="http://www.d20pfsrd.com/classes/core-classes/rogue#TOC-Trap-Sense-Ex-" text:style-name="Internet_20_link" text:visited-style-name="Visited_20_Internet_20_Link"><text:span text:style-name="T16">trap sense</text:span></text:a><text:span text:style-name="T37"> +2, </text:span><text:a xlink:type="simple" xlink:href="http://www.d20pfsrd.com/classes/core-classes/rogue#TOC-Uncanny-Dodge-Ex-" text:style-name="Internet_20_link" text:visited-style-name="Visited_20_Internet_20_Link"><text:span text:style-name="T16">uncanny dodge</text:span></text:a></text:p>
                <text:p text:style-name="P3"><text:bookmark text:name="TOC-OFFENSE"/>OFFENSE</text:p>
                <text:p text:style-name="Standard"><text:span text:style-name="T37">Speed 30 ft.<text:line-break/>Melee +1 short sword +13/+8 (1d6+3/19–20 plus </text:span><text:a xlink:type="simple" xlink:href="http://www.d20pfsrd.com/gamemastering/afflictions/poison" text:style-name="Internet_20_link" text:visited-style-name="Visited_20_Internet_20_Link"><text:span text:style-name="T16">poison</text:span></text:a><text:span text:style-name="T37">)<text:line-break/>Ranged </text:span><text:a xlink:type="simple" xlink:href="http://www.d20pfsrd.com/equipment---final/weapons/weapon-descriptions/dagger" text:style-name="Internet_20_link" text:visited-style-name="Visited_20_Internet_20_Link"><text:span text:style-name="T16">dagger</text:span></text:a><text:span text:style-name="T37"> +12 (1d4+2/19–20 plus </text:span><text:a xlink:type="simple" xlink:href="http://www.d20pfsrd.com/gamemastering/afflictions/poison" text:style-name="Internet_20_link" text:visited-style-name="Visited_20_Internet_20_Link"><text:span text:style-name="T16">poison</text:span></text:a><text:span text:style-name="T37">)<text:line-break/>Special Attacks death attack (DC 17), quiet death, </text:span><text:a xlink:type="simple" xlink:href="http://www.d20pfsrd.com/classes/core-classes/rogue#TOC-Sneak-Attack" text:style-name="Internet_20_link" text:visited-style-name="Visited_20_Internet_20_Link"><text:span text:style-name="T16">sneak attack</text:span></text:a><text:span text:style-name="T37">+6d6, swift death 1/day, true death (DC 21)</text:span></text:p>
                <text:p text:style-name="P3"><text:bookmark text:name="TOC-STATISTICS"/>STATISTICS</text:p>
                <text:p text:style-name="Standard"><text:span text:style-name="T37">Str 14, Dex 18, Con 16, Int 13, Wis 10, Cha 8<text:line-break/>Base Atk +8; CMB +10; CMD 26<text:line-break/>Feats </text:span><text:a xlink:type="simple" xlink:href="http://www.d20pfsrd.com/feats/combat-feats/combat-expertise-combat" text:style-name="Internet_20_link" text:visited-style-name="Visited_20_Internet_20_Link"><text:span text:style-name="T16">Combat Expertise</text:span></text:a><text:span text:style-name="T37">, </text:span><text:a xlink:type="simple" xlink:href="http://www.d20pfsrd.com/feats/general-feats/deceitful---final" text:style-name="Internet_20_link" text:visited-style-name="Visited_20_Internet_20_Link"><text:span text:style-name="T16">Deceitful</text:span></text:a><text:span text:style-name="T37">, </text:span><text:a xlink:type="simple" xlink:href="http://www.d20pfsrd.com/feats/combat-feats/dodge-combat---final" text:style-name="Internet_20_link" text:visited-style-name="Visited_20_Internet_20_Link"><text:span text:style-name="T16">Dodge</text:span></text:a><text:span text:style-name="T37">, </text:span><text:a xlink:type="simple" xlink:href="http://www.d20pfsrd.com/feats/combat-feats/greater-feint-combat---final" text:style-name="Internet_20_link" text:visited-style-name="Visited_20_Internet_20_Link"><text:span text:style-name="T16">Greater Feint</text:span></text:a><text:span text:style-name="T37">, </text:span><text:a xlink:type="simple" xlink:href="http://www.d20pfsrd.com/feats/combat-feats/improved-feint-combat---final" text:style-name="Internet_20_link" text:visited-style-name="Visited_20_Internet_20_Link"><text:span text:style-name="T16">Improved Feint</text:span></text:a><text:span text:style-name="T37">, </text:span><text:a xlink:type="simple" xlink:href="http://www.d20pfsrd.com/feats/combat-feats/improved-initiative-combat---final" text:style-name="Internet_20_link" text:visited-style-name="Visited_20_Internet_20_Link"><text:span text:style-name="T16">Improved Initiative</text:span></text:a><text:span text:style-name="T37">, </text:span><text:a xlink:type="simple" xlink:href="https://sites.google.com/site/pathfinderogc/feats/combat-feats/weapon-finesse-combat" text:style-name="Internet_20_link" text:visited-style-name="Visited_20_Internet_20_Link"><text:span text:style-name="T16">Weapon Finesse</text:span></text:a><text:span text:style-name="T37"><text:line-break/>Skills </text:span><text:a xlink:type="simple" xlink:href="http://www.d20pfsrd.com/skills/acrobatics" text:style-name="Internet_20_link" text:visited-style-name="Visited_20_Internet_20_Link"><text:span text:style-name="T16">Acrobatics</text:span></text:a><text:span text:style-name="T37"> +18, </text:span><text:a xlink:type="simple" xlink:href="http://www.d20pfsrd.com/skills/bluff" text:style-name="Internet_20_link" text:visited-style-name="Visited_20_Internet_20_Link"><text:span text:style-name="T16">Bluff</text:span></text:a><text:span text:style-name="T37"> +18, </text:span><text:a xlink:type="simple" xlink:href="http://www.d20pfsrd.com/skills/craft" text:style-name="Internet_20_link" text:visited-style-name="Visited_20_Internet_20_Link"><text:span text:style-name="T16">Craft</text:span></text:a><text:span text:style-name="T37"> (traps) +14, </text:span><text:a xlink:type="simple" xlink:href="http://www.d20pfsrd.com/skills/disable-device" text:style-name="Internet_20_link" text:visited-style-name="Visited_20_Internet_20_Link"><text:span text:style-name="T16">Disable Device</text:span></text:a><text:span text:style-name="T37">+18, </text:span><text:a xlink:type="simple" xlink:href="http://www.d20pfsrd.com/skills/disguise" text:style-name="Internet_20_link" text:visited-style-name="Visited_20_Internet_20_Link"><text:span text:style-name="T16">Disguise</text:span></text:a><text:span text:style-name="T37"> +18, </text:span><text:a xlink:type="simple" xlink:href="http://www.d20pfsrd.com/skills/intimidate" text:style-name="Internet_20_link" text:visited-style-name="Visited_20_Internet_20_Link"><text:span text:style-name="T16">Intimidate</text:span></text:a><text:span text:style-name="T37"> +14, </text:span><text:a xlink:type="simple" xlink:href="http://www.d20pfsrd.com/skills/knowledge" text:style-name="Internet_20_link" text:visited-style-name="Visited_20_Internet_20_Link"><text:span text:style-name="T16">Knowledge</text:span></text:a><text:span text:style-name="T37"> (history) +9,</text:span><text:a xlink:type="simple" xlink:href="http://www.d20pfsrd.com/skills/perception" text:style-name="Internet_20_link" text:visited-style-name="Visited_20_Internet_20_Link"><text:span text:style-name="T16">Perception</text:span></text:a><text:span text:style-name="T37"> +15, </text:span><text:a xlink:type="simple" xlink:href="http://www.d20pfsrd.com/skills/stealth" text:style-name="Internet_20_link" text:visited-style-name="Visited_20_Internet_20_Link"><text:span text:style-name="T16">Stealth</text:span></text:a><text:span text:style-name="T37"> +18<text:line-break/>Languages Common, +1 additional (cannot speak)<text:line-break/>SQ hidden weapons, </text:span><text:a xlink:type="simple" xlink:href="http://www.d20pfsrd.com/classes/core-classes/rogue#TOC-Improved-Uncanny-Dodge-Ex-" text:style-name="Internet_20_link" text:visited-style-name="Visited_20_Internet_20_Link"><text:span text:style-name="T16">improved uncanny dodge</text:span></text:a><text:span text:style-name="T37">, poison use, </text:span><text:a xlink:type="simple" xlink:href="http://www.d20pfsrd.com/classes/core-classes/rogue#TOC-Rogue-Talents" text:style-name="Internet_20_link" text:visited-style-name="Visited_20_Internet_20_Link"><text:span text:style-name="T16">rogue talents</text:span></text:a><text:span text:style-name="T37"> (</text:span><text:a xlink:type="simple" xlink:href="http://www.d20pfsrd.com/classes/core-classes/rogue/rogue-talents/paizo---rogue-talents/bleeding-attack-ex" text:style-name="Internet_20_link" text:visited-style-name="Visited_20_Internet_20_Link"><text:span text:style-name="T16">bleeding attack</text:span></text:a><text:span text:style-name="T37">, </text:span><text:a xlink:type="simple" xlink:href="http://www.d20pfsrd.com/classes/core-classes/rogue/rogue-talents/paizo---rogue-talents/slow-reactions-ex" text:style-name="Internet_20_link" text:visited-style-name="Visited_20_Internet_20_Link"><text:span text:style-name="T16">slow reactions</text:span></text:a><text:span text:style-name="T37">, surprise attack), </text:span><text:a xlink:type="simple" xlink:href="http://www.d20pfsrd.com/classes/core-classes/rogue#TOC-Trap-Sense-Ex-" text:style-name="Internet_20_link" text:visited-style-name="Visited_20_Internet_20_Link"><text:span text:style-name="T16">trap sense</text:span></text:a><text:span text:style-name="T37">+2, </text:span><text:a xlink:type="simple" xlink:href="http://www.d20pfsrd.com/classes/core-classes/rogue#TOC-Trapfinding" text:style-name="Internet_20_link" text:visited-style-name="Visited_20_Internet_20_Link"><text:span text:style-name="T16">trapfinding</text:span></text:a><text:span text:style-name="T37"> +3<text:line-break/>Combat Gear </text:span><text:a xlink:type="simple" xlink:href="http://www.d20pfsrd.com/magic-items/potions" text:style-name="Internet_20_link" text:visited-style-name="Visited_20_Internet_20_Link"><text:span text:style-name="T13">potion of</text:span></text:a><text:span text:style-name="T37"> </text:span><text:a xlink:type="simple" xlink:href="http://www.d20pfsrd.com/magic/all-spells/b/barkskin" text:style-name="Internet_20_link" text:visited-style-name="Visited_20_Internet_20_Link"><text:span text:style-name="T13">barkskin</text:span></text:a><text:span text:style-name="T37">, </text:span><text:a xlink:type="simple" xlink:href="http://www.d20pfsrd.com/magic-items/potions" text:style-name="Internet_20_link" text:visited-style-name="Visited_20_Internet_20_Link"><text:span text:style-name="T13">potion of</text:span></text:a><text:span text:style-name="T37"> </text:span><text:a xlink:type="simple" xlink:href="http://www.d20pfsrd.com/magic/all-spells/c/cure-serious-wounds" text:style-name="Internet_20_link" text:visited-style-name="Visited_20_Internet_20_Link"><text:span text:style-name="T13">cure serious wounds</text:span></text:a><text:span text:style-name="T37">,</text:span><text:a xlink:type="simple" xlink:href="http://www.d20pfsrd.com/magic-items/potions" text:style-name="Internet_20_link" text:visited-style-name="Visited_20_Internet_20_Link"><text:span text:style-name="T13">potion of</text:span></text:a><text:span text:style-name="T37"> </text:span><text:a xlink:type="simple" xlink:href="http://www.d20pfsrd.com/magic/all-spells/f/fox-s-cunning" text:style-name="Internet_20_link" text:visited-style-name="Visited_20_Internet_20_Link"><text:span text:style-name="T13">fox's cunning</text:span></text:a><text:span text:style-name="T37">, </text:span><text:a xlink:type="simple" xlink:href="http://www.d20pfsrd.com/magic-items/potions" text:style-name="Internet_20_link" text:visited-style-name="Visited_20_Internet_20_Link"><text:span text:style-name="T13">potion of</text:span></text:a><text:span text:style-name="T37"> </text:span><text:a xlink:type="simple" xlink:href="http://www.d20pfsrd.com/magic/all-spells/h/heroism" text:style-name="Internet_20_link" text:visited-style-name="Visited_20_Internet_20_Link"><text:span text:style-name="T13">heroism</text:span></text:a><text:span text:style-name="T37">, </text:span><text:a xlink:type="simple" xlink:href="http://www.d20pfsrd.com/magic-items/potions" text:style-name="Internet_20_link" text:visited-style-name="Visited_20_Internet_20_Link"><text:span text:style-name="T13">potions of</text:span></text:a><text:span text:style-name="T37"> </text:span><text:a xlink:type="simple" xlink:href="http://www.d20pfsrd.com/magic/all-spells/i/invisibility" text:style-name="Internet_20_link" text:visited-style-name="Visited_20_Internet_20_Link"><text:span text:style-name="T13">invisibility</text:span></text:a><text:span text:style-name="T37"> (2),</text:span><text:a xlink:type="simple" xlink:href="http://www.d20pfsrd.com/equipment---final/goods-and-services#TOC-Antitoxin" text:style-name="Internet_20_link" text:visited-style-name="Visited_20_Internet_20_Link"><text:span text:style-name="T16">antitoxin</text:span></text:a><text:span text:style-name="T37"> (2), </text:span><text:a xlink:type="simple" xlink:href="http://www.d20pfsrd.com/bestiary/monster-listings/magical-beasts/purple-worm" text:style-name="Internet_20_link" text:visited-style-name="Visited_20_Internet_20_Link"><text:span text:style-name="T16">purple worm</text:span></text:a><text:span text:style-name="T37"> </text:span><text:a xlink:type="simple" xlink:href="http://www.d20pfsrd.com/gamemastering/afflictions/poison" text:style-name="Internet_20_link" text:visited-style-name="Visited_20_Internet_20_Link"><text:span text:style-name="T16">poison</text:span></text:a><text:span text:style-name="T37"> (2 doses), </text:span><text:a xlink:type="simple" xlink:href="http://www.d20pfsrd.com/bestiary/monster-listings/dragons/wyvern" text:style-name="Internet_20_link" text:visited-style-name="Visited_20_Internet_20_Link"><text:span text:style-name="T16">wyvern</text:span></text:a><text:span text:style-name="T37"> </text:span><text:a xlink:type="simple" xlink:href="http://www.d20pfsrd.com/gamemastering/afflictions/poison" text:style-name="Internet_20_link" text:visited-style-name="Visited_20_Internet_20_Link"><text:span text:style-name="T16">poison</text:span></text:a><text:span text:style-name="T37"> (1 dose);Other Gear +1 </text:span><text:a xlink:type="simple" xlink:href="http://www.d20pfsrd.com/equipment---final/armor/chain-shirt" text:style-name="Internet_20_link" text:visited-style-name="Visited_20_Internet_20_Link"><text:span text:style-name="T16">chain shirt</text:span></text:a><text:span text:style-name="T37">, +1 short sword, daggers (2), </text:span><text:a xlink:type="simple" xlink:href="http://www.d20pfsrd.com/magic-items/wondrous-items/wondrous-items/a-b/belt-of-incredible-dexterity" text:style-name="Internet_20_link" text:visited-style-name="Visited_20_Internet_20_Link"><text:span text:style-name="T13">belt of incredible dexterity</text:span></text:a><text:span text:style-name="T37"> +2, </text:span><text:a xlink:type="simple" xlink:href="http://www.d20pfsrd.com/magic-items/wondrous-items/wondrous-items/c-d/cloak-of-resistance" text:style-name="Internet_20_link" text:visited-style-name="Visited_20_Internet_20_Link"><text:span text:style-name="T13">cloak of resistance</text:span></text:a><text:span text:style-name="T37"> +2, </text:span><text:a xlink:type="simple" xlink:href="http://www.d20pfsrd.com/magic-items/rings/ring-of-protection" text:style-name="Internet_20_link" text:visited-style-name="Visited_20_Internet_20_Link"><text:span text:style-name="T13">ring of protection +1</text:span></text:a><text:span text:style-name="T37">, everburning torch, thieves' tools, wooden </text:span><text:a xlink:type="simple" xlink:href="https://sites.google.com/site/pathfinderogc/equipment---final/goods-and-services/tools-and-skill-kits#TOC-Holy-Symbol-Silver-or-Wooden" text:style-name="Internet_20_link" text:visited-style-name="Visited_20_Internet_20_Link"><text:span text:style-name="T16">holy symbol</text:span></text:a><text:span text:style-name="T37">, 95 gp</text:span></text:p>
              </table:table-cell>
            </table:table-row>
          </table:table>
        </text:section>
      </text:section>
      <text:p text:style-name="P3"/>
      <text:p text:style-name="P3">LYS</text:p>
      <text:p text:style-name="P3"/>
      <text:h text:style-name="P14" text:outline-level="3"><text:bookmark text:name="sites-page-title-header1"/><text:bookmark text:name="sites-page-title1"/>Saint (Human Paladin 12)</text:h>
      <text:section text:style-name="Sect1" text:name="Section1">
        <text:p text:style-name="P1"><text:bookmark text:name="sites-canvas-main"/></text:p>
        <text:section text:style-name="Sect1" text:name="Section2">
          <text:p text:style-name="P2"><text:bookmark text:name="sites-canvas-main-content"/></text:p>
          <table:table table:name="Table3" table:style-name="Table3">
            <table:table-column table:style-name="Table3.A"/>
            <table:table-row>
              <table:table-cell table:style-name="Table3.A1" office:value-type="string">
                <table:table table:name="Table4" table:style-name="Table4">
                  <table:table-column table:style-name="Table4.A"/>
                  <table:table-column table:style-name="Table4.B"/>
                  <table:table-row>
                    <table:table-cell table:style-name="Table4.A1" office:value-type="string">
                      <text:p text:style-name="P8">Saint</text:p>
                    </table:table-cell>
                    <table:table-cell table:style-name="Table4.A1" office:value-type="string">
                      <text:p text:style-name="P9">CR 11</text:p>
                    </table:table-cell>
                  </table:table-row>
                </table:table>
                <text:p text:style-name="P10"><text:span text:style-name="T39">XP 12,800</text:span><text:span text:style-name="T40"><text:line-break/></text:span><text:a xlink:type="simple" xlink:href="http://www.d20pfsrd.com/races/core-races/human" text:style-name="Internet_20_link" text:visited-style-name="Visited_20_Internet_20_Link"><text:span text:style-name="T18">Human</text:span></text:a><text:span text:style-name="T40"> </text:span><text:a xlink:type="simple" xlink:href="http://www.d20pfsrd.com/classes/core-classes/paladin" text:style-name="Internet_20_link" text:visited-style-name="Visited_20_Internet_20_Link"><text:span text:style-name="T18">paladin</text:span></text:a><text:span text:style-name="T40"> 12<text:line-break/></text:span><text:a xlink:type="simple" xlink:href="http://www.d20pfsrd.com/alignment-description/additional-rules#TOC-Lawful-Good" text:style-name="Internet_20_link" text:visited-style-name="Visited_20_Internet_20_Link"><text:span text:style-name="T18">LG</text:span></text:a><text:span text:style-name="T40"> Medium </text:span><text:a xlink:type="simple" xlink:href="http://www.d20pfsrd.com/bestiary/rules-for-monsters/creature-types#TOC-Humanoid" text:style-name="Internet_20_link" text:visited-style-name="Visited_20_Internet_20_Link"><text:span text:style-name="T18">humanoid</text:span></text:a><text:span text:style-name="T40"><text:line-break/></text:span><text:span text:style-name="T39">Init</text:span><text:span text:style-name="T40"> –1; </text:span><text:span text:style-name="T39">Senses</text:span><text:span text:style-name="T40"> </text:span><text:a xlink:type="simple" xlink:href="http://www.d20pfsrd.com/skills/perception" text:style-name="Internet_20_link" text:visited-style-name="Visited_20_Internet_20_Link"><text:span text:style-name="T18">Perception</text:span></text:a><text:span text:style-name="T40"> +6<text:line-break/></text:span><text:span text:style-name="T39">Aura</text:span><text:span text:style-name="T40"> courage (10 ft.), justice (10 ft.), resolve (10 ft.)</text:span></text:p>
                <text:p text:style-name="P12"><text:soft-page-break/>DEFENSE</text:p>
                <text:p text:style-name="P10"><text:span text:style-name="T39">AC</text:span><text:span text:style-name="T40"> 22, </text:span><text:a xlink:type="simple" xlink:href="http://www.d20pfsrd.com/gamemastering/combat#TOC-Touch-Attacks" text:style-name="Internet_20_link" text:visited-style-name="Visited_20_Internet_20_Link"><text:span text:style-name="T18">touch</text:span></text:a><text:span text:style-name="T40"> 9, </text:span><text:a xlink:type="simple" xlink:href="http://www.d20pfsrd.com/gamemastering/conditions#TOC-Flat-Footed" text:style-name="Internet_20_link" text:visited-style-name="Visited_20_Internet_20_Link"><text:span text:style-name="T18">flat-footed</text:span></text:a><text:span text:style-name="T40"> 22 (+9 </text:span><text:a xlink:type="simple" xlink:href="http://www.d20pfsrd.com/basics-ability-scores/glossary#TOC-Armor-Bonus" text:style-name="Internet_20_link" text:visited-style-name="Visited_20_Internet_20_Link"><text:span text:style-name="T18">armor</text:span></text:a><text:span text:style-name="T40">, –1 </text:span><text:a xlink:type="simple" xlink:href="http://www.d20pfsrd.com/basics-ability-scores/ability-scores#TOC-Dexterity-Dex-" text:style-name="Internet_20_link" text:visited-style-name="Visited_20_Internet_20_Link"><text:span text:style-name="T18">Dex</text:span></text:a><text:span text:style-name="T40">, +4 </text:span><text:a xlink:type="simple" xlink:href="http://www.d20pfsrd.com/basics-ability-scores/glossary#TOC-Shield-Bonus" text:style-name="Internet_20_link" text:visited-style-name="Visited_20_Internet_20_Link"><text:span text:style-name="T18">shield</text:span></text:a><text:span text:style-name="T40">)<text:line-break/></text:span><text:span text:style-name="T39">hp</text:span><text:span text:style-name="T40"> 92 (12d10+26)<text:line-break/></text:span><text:span text:style-name="T39">Fort</text:span><text:span text:style-name="T40"> +15, </text:span><text:span text:style-name="T39">Ref</text:span><text:span text:style-name="T40"> +8, </text:span><text:span text:style-name="T39">Will</text:span><text:span text:style-name="T40"> +13<text:line-break/></text:span><text:span text:style-name="T39">Defensive Abilities</text:span><text:span text:style-name="T40"> divine grace +5; </text:span><text:span text:style-name="T39">DR</text:span><text:span text:style-name="T40"> 5/magic; </text:span><text:span text:style-name="T39">Immune</text:span><text:span text:style-name="T40"> charm,</text:span><text:a xlink:type="simple" xlink:href="http://www.d20pfsrd.com/gamemastering/afflictions#TOC-Diseases" text:style-name="Internet_20_link" text:visited-style-name="Visited_20_Internet_20_Link"><text:span text:style-name="T18">disease</text:span></text:a><text:span text:style-name="T40">, fear</text:span></text:p>
                <text:p text:style-name="P12">OFFENSE</text:p>
                <text:p text:style-name="P10"><text:span text:style-name="T39">Speed</text:span><text:span text:style-name="T40"> 20 ft.<text:line-break/></text:span><text:span text:style-name="T39">Melee</text:span><text:span text:style-name="T40"> +1 evil </text:span><text:a xlink:type="simple" xlink:href="http://www.d20pfsrd.com/bestiary/rules-for-monsters/creature-types#TOC-Outsider" text:style-name="Internet_20_link" text:visited-style-name="Visited_20_Internet_20_Link"><text:span text:style-name="T18">outsider</text:span></text:a><text:span text:style-name="T40"> </text:span><text:a xlink:type="simple" xlink:href="http://www.d20pfsrd.com/magic-items/magic-weapons#TOC-Bane" text:style-name="Internet_20_link" text:visited-style-name="Visited_20_Internet_20_Link"><text:span text:style-name="T19">bane</text:span></text:a><text:span text:style-name="T40"> scimitar +15/+10/+5 (1d6+3/15–20) or light hammer +14/+9/+4 (1d4+2)<text:line-break/></text:span><text:span text:style-name="T39">Ranged</text:span><text:span text:style-name="T40"> light hammer +11 (1d4+2)<text:line-break/></text:span><text:span text:style-name="T39">Special Attacks</text:span><text:span text:style-name="T40"> channel positive energy (DC 21, 6d6), </text:span><text:a xlink:type="simple" xlink:href="http://www.d20pfsrd.com/classes/core-classes/paladin#TOC-Smite-Evil-Su-" text:style-name="Internet_20_link" text:visited-style-name="Visited_20_Internet_20_Link"><text:span text:style-name="T18">smite evil</text:span></text:a><text:span text:style-name="T40"> (+5 attack and AC, +12 damage)</text:span></text:p>
                <text:p text:style-name="P10"><text:span text:style-name="T39">Spell-Like Abilities</text:span><text:span text:style-name="T40"> (CL 12th; </text:span><text:a xlink:type="simple" xlink:href="http://www.d20pfsrd.com/magic#TOC-Concentration" text:style-name="Internet_20_link" text:visited-style-name="Visited_20_Internet_20_Link"><text:span text:style-name="T18">concentration</text:span></text:a><text:span text:style-name="T40"> +17)</text:span></text:p>
                <text:p text:style-name="P13"><text:span text:style-name="T39">At Will</text:span><text:span text:style-name="T40">—</text:span><text:a xlink:type="simple" xlink:href="http://www.d20pfsrd.com/magic/all-spells/d/detect-evil" text:style-name="Internet_20_link" text:visited-style-name="Visited_20_Internet_20_Link"><text:span text:style-name="T19">detect evil</text:span></text:a></text:p>
                <text:p text:style-name="P10"><text:a xlink:type="simple" xlink:href="http://www.d20pfsrd.com/classes/core-classes/paladin" text:style-name="Internet_20_link" text:visited-style-name="Visited_20_Internet_20_Link"><text:span text:style-name="T20">Paladin</text:span></text:a><text:span text:style-name="T39"> Spells Prepared</text:span><text:span text:style-name="T40"> (CL 9th; </text:span><text:a xlink:type="simple" xlink:href="http://www.d20pfsrd.com/magic#TOC-Concentration" text:style-name="Internet_20_link" text:visited-style-name="Visited_20_Internet_20_Link"><text:span text:style-name="T18">concentration</text:span></text:a><text:span text:style-name="T40"> +14)</text:span></text:p>
                <text:p text:style-name="P13"><text:span text:style-name="T39">3rd</text:span><text:span text:style-name="T40">—</text:span><text:a xlink:type="simple" xlink:href="http://www.d20pfsrd.com/magic/all-spells/d/dispel-magic" text:style-name="Internet_20_link" text:visited-style-name="Visited_20_Internet_20_Link"><text:span text:style-name="T19">dispel magic</text:span></text:a><text:span text:style-name="T40">, </text:span><text:a xlink:type="simple" xlink:href="http://www.d20pfsrd.com/magic/all-spells/m/magic-circle-against-evil" text:style-name="Internet_20_link" text:visited-style-name="Visited_20_Internet_20_Link"><text:span text:style-name="T19">magic circle vs. evil</text:span></text:a><text:span text:style-name="T40"><text:line-break/></text:span><text:span text:style-name="T39">2nd</text:span><text:span text:style-name="T40">—</text:span><text:a xlink:type="simple" xlink:href="http://www.d20pfsrd.com/magic/all-spells/b/bull-s-strength" text:style-name="Internet_20_link" text:visited-style-name="Visited_20_Internet_20_Link"><text:span text:style-name="T19">bull’s strength</text:span></text:a><text:span text:style-name="T40">, </text:span><text:a xlink:type="simple" xlink:href="http://www.d20pfsrd.com/magic/all-spells/r/resist-energy" text:style-name="Internet_20_link" text:visited-style-name="Visited_20_Internet_20_Link"><text:span text:style-name="T19">resist energy</text:span></text:a><text:span text:style-name="T40">, </text:span><text:a xlink:type="simple" xlink:href="http://www.d20pfsrd.com/magic/all-spells/s/shield-other" text:style-name="Internet_20_link" text:visited-style-name="Visited_20_Internet_20_Link"><text:span text:style-name="T19">shield other</text:span></text:a><text:span text:style-name="T39"><text:line-break/>1st</text:span><text:span text:style-name="T40">—</text:span><text:a xlink:type="simple" xlink:href="http://www.d20pfsrd.com/magic/all-spells/b/bless-weapon" text:style-name="Internet_20_link" text:visited-style-name="Visited_20_Internet_20_Link"><text:span text:style-name="T19">bless weapon</text:span></text:a><text:span text:style-name="T40">, </text:span><text:a xlink:type="simple" xlink:href="http://www.d20pfsrd.com/magic/all-spells/d/divine-favor" text:style-name="Internet_20_link" text:visited-style-name="Visited_20_Internet_20_Link"><text:span text:style-name="T19">divine favor</text:span></text:a><text:span text:style-name="T40"> (2), </text:span><text:a xlink:type="simple" xlink:href="http://www.d20pfsrd.com/magic/all-spells/r/restoration" text:style-name="Internet_20_link" text:visited-style-name="Visited_20_Internet_20_Link"><text:span text:style-name="T19">lesser restoration</text:span></text:a></text:p>
                <text:p text:style-name="P12">STATISTICS</text:p>
                <text:p text:style-name="P11"><text:span text:style-name="T39">Str </text:span><text:span text:style-name="T40">15, </text:span><text:span text:style-name="T39">Dex </text:span><text:span text:style-name="T40">8, </text:span><text:span text:style-name="T39">Con </text:span><text:span text:style-name="T40">14, </text:span><text:span text:style-name="T39">Int </text:span><text:span text:style-name="T40">12, </text:span><text:span text:style-name="T39">Wis </text:span><text:span text:style-name="T40">10, </text:span><text:span text:style-name="T39">Cha </text:span><text:span text:style-name="T40">20<text:line-break/></text:span><text:span text:style-name="T39">Base Atk</text:span><text:span text:style-name="T40"> +12; </text:span><text:span text:style-name="T39">CMB </text:span><text:span text:style-name="T40">+14; </text:span><text:span text:style-name="T39">CMD </text:span><text:span text:style-name="T40">23<text:line-break/></text:span><text:span text:style-name="T39">Feats</text:span><text:span text:style-name="T40"> </text:span><text:a xlink:type="simple" xlink:href="http://www.d20pfsrd.com/feats/general-feats/alignment-channel---final" text:style-name="Internet_20_link" text:visited-style-name="Visited_20_Internet_20_Link"><text:span text:style-name="T18">Alignment Channel</text:span></text:a><text:span text:style-name="T40">, </text:span><text:a xlink:type="simple" xlink:href="http://www.d20pfsrd.com/feats/item-creation-feats/craft-magic-arms-and-armor-item-creation---final" text:style-name="Internet_20_link" text:visited-style-name="Visited_20_Internet_20_Link"><text:span text:style-name="T18">Craft Magic Arms and Armor</text:span></text:a><text:span text:style-name="T40">, </text:span><text:a xlink:type="simple" xlink:href="http://www.d20pfsrd.com/feats/item-creation-feats/craft-wondrous-item-item-creation---final" text:style-name="Internet_20_link" text:visited-style-name="Visited_20_Internet_20_Link"><text:span text:style-name="T18">Craft Wondrous Item</text:span></text:a><text:span text:style-name="T40">, </text:span><text:a xlink:type="simple" xlink:href="http://www.d20pfsrd.com/feats/general-feats/extra-channel---final" text:style-name="Internet_20_link" text:visited-style-name="Visited_20_Internet_20_Link"><text:span text:style-name="T18">Extra Channel</text:span></text:a><text:span text:style-name="T40">, </text:span><text:a xlink:type="simple" xlink:href="http://www.d20pfsrd.com/feats/combat-feats/improved-critical-combat-" text:style-name="Internet_20_link" text:visited-style-name="Visited_20_Internet_20_Link"><text:span text:style-name="T18">Improved Critical</text:span></text:a><text:span text:style-name="T40"> (scimitar), </text:span><text:a xlink:type="simple" xlink:href="http://www.d20pfsrd.com/feats/general-feats/magical-aptitude---final" text:style-name="Internet_20_link" text:visited-style-name="Visited_20_Internet_20_Link"><text:span text:style-name="T18">Magical Aptitude</text:span></text:a><text:span text:style-name="T40">, </text:span><text:a xlink:type="simple" xlink:href="http://www.d20pfsrd.com/feats/combat-feats/power-attack-combat---final" text:style-name="Internet_20_link" text:visited-style-name="Visited_20_Internet_20_Link"><text:span text:style-name="T18">Power Attack</text:span></text:a><text:span text:style-name="T40"><text:line-break/></text:span><text:span text:style-name="T39">Skills</text:span><text:span text:style-name="T40"> </text:span><text:a xlink:type="simple" xlink:href="http://www.d20pfsrd.com/skills/diplomacy" text:style-name="Internet_20_link" text:visited-style-name="Visited_20_Internet_20_Link"><text:span text:style-name="T18">Diplomacy</text:span></text:a><text:span text:style-name="T40"> +20, </text:span><text:a xlink:type="simple" xlink:href="http://www.d20pfsrd.com/skills/handle-animal" text:style-name="Internet_20_link" text:visited-style-name="Visited_20_Internet_20_Link"><text:span text:style-name="T18">Handle Animal</text:span></text:a><text:span text:style-name="T40"> +10, </text:span><text:a xlink:type="simple" xlink:href="http://www.d20pfsrd.com/skills/knowledge" text:style-name="Internet_20_link" text:visited-style-name="Visited_20_Internet_20_Link"><text:span text:style-name="T18">Knowledge</text:span></text:a><text:span text:style-name="T40"> (religion) +10,</text:span><text:a xlink:type="simple" xlink:href="http://www.d20pfsrd.com/skills/perception" text:style-name="Internet_20_link" text:visited-style-name="Visited_20_Internet_20_Link"><text:span text:style-name="T18">Perception</text:span></text:a><text:span text:style-name="T40"> +6, </text:span><text:a xlink:type="simple" xlink:href="http://www.d20pfsrd.com/skills/perform" text:style-name="Internet_20_link" text:visited-style-name="Visited_20_Internet_20_Link"><text:span text:style-name="T18">Perform</text:span></text:a><text:span text:style-name="T40"> (oratory) +6, </text:span><text:a xlink:type="simple" xlink:href="http://www.d20pfsrd.com/skills/sense-motive" text:style-name="Internet_20_link" text:visited-style-name="Visited_20_Internet_20_Link"><text:span text:style-name="T18">Sense Motive</text:span></text:a><text:span text:style-name="T40"> +10, </text:span><text:a xlink:type="simple" xlink:href="http://www.d20pfsrd.com/skills/spellcraft" text:style-name="Internet_20_link" text:visited-style-name="Visited_20_Internet_20_Link"><text:span text:style-name="T18">Spellcraft</text:span></text:a><text:span text:style-name="T40">+20, </text:span><text:a xlink:type="simple" xlink:href="http://www.d20pfsrd.com/skills/use-magic-device" text:style-name="Internet_20_link" text:visited-style-name="Visited_20_Internet_20_Link"><text:span text:style-name="T18">Use Magic Device</text:span></text:a><text:span text:style-name="T40"> +21<text:line-break/></text:span><text:span text:style-name="T39">Languages</text:span><text:span text:style-name="T40"> Celestial, Common<text:line-break/></text:span><text:span text:style-name="T39">SQ</text:span><text:span text:style-name="T40"> aura of good, divine bond (weapon +3), lay on hands (6d6, 15/day [4 for channeling only]), mercies (</text:span><text:a xlink:type="simple" xlink:href="http://www.d20pfsrd.com/gamemastering/conditions#TOC-Sickened" text:style-name="Internet_20_link" text:visited-style-name="Visited_20_Internet_20_Link"><text:span text:style-name="T18">sickened</text:span></text:a><text:span text:style-name="T40">, diseased,</text:span><text:a xlink:type="simple" xlink:href="http://www.d20pfsrd.com/gamemastering/conditions#TOC-Nauseated" text:style-name="Internet_20_link" text:visited-style-name="Visited_20_Internet_20_Link"><text:span text:style-name="T18">nauseated</text:span></text:a><text:span text:style-name="T40">, </text:span><text:a xlink:type="simple" xlink:href="http://www.d20pfsrd.com/gamemastering/conditions#TOC-Stunned" text:style-name="Internet_20_link" text:visited-style-name="Visited_20_Internet_20_Link"><text:span text:style-name="T18">stunned</text:span></text:a><text:span text:style-name="T40">)<text:line-break/></text:span><text:span text:style-name="T39">Combat Gear</text:span><text:span text:style-name="T40"> </text:span><text:a xlink:type="simple" xlink:href="http://www.d20pfsrd.com/magic-items/scrolls" text:style-name="Internet_20_link" text:visited-style-name="Visited_20_Internet_20_Link"><text:span text:style-name="T19">scrolls</text:span></text:a><text:span text:style-name="T40"> of </text:span><text:a xlink:type="simple" xlink:href="http://www.d20pfsrd.com/magic/all-spells/e/expeditious-retreat" text:style-name="Internet_20_link" text:visited-style-name="Visited_20_Internet_20_Link"><text:span text:style-name="T19">expeditious retreat</text:span></text:a><text:span text:style-name="T40"> (4), </text:span><text:a xlink:type="simple" xlink:href="http://www.d20pfsrd.com/magic/all-spells/s/see-invisibility" text:style-name="Internet_20_link" text:visited-style-name="Visited_20_Internet_20_Link"><text:span text:style-name="T19">see invisibility</text:span></text:a><text:span text:style-name="T40"> (1), and </text:span><text:a xlink:type="simple" xlink:href="http://www.d20pfsrd.com/magic/all-spells/t/true-strike" text:style-name="Internet_20_link" text:visited-style-name="Visited_20_Internet_20_Link"><text:span text:style-name="T19">true strike</text:span></text:a><text:span text:style-name="T40"> (4); </text:span><text:span text:style-name="T39">Other Gear</text:span><text:span text:style-name="T40"> +1 half-plate of invulnerability, +2 heavy steel lion’s shield, +1 evil </text:span><text:a xlink:type="simple" xlink:href="http://www.d20pfsrd.com/bestiary/rules-for-monsters/creature-types#TOC-Outsider" text:style-name="Internet_20_link" text:visited-style-name="Visited_20_Internet_20_Link"><text:span text:style-name="T18">outsider</text:span></text:a><text:span text:style-name="T40"> </text:span><text:a xlink:type="simple" xlink:href="http://www.d20pfsrd.com/magic-items/magic-weapons#TOC-Bane" text:style-name="Internet_20_link" text:visited-style-name="Visited_20_Internet_20_Link"><text:span text:style-name="T19">bane</text:span></text:a><text:span text:style-name="T40"> scimitar, cold iron light hammers (2); </text:span><text:a xlink:type="simple" xlink:href="http://www.d20pfsrd.com/magic-items/wondrous-items#TOC-Headband-of-Alluring-Charisma" text:style-name="Internet_20_link" text:visited-style-name="Visited_20_Internet_20_Link"><text:span text:style-name="T19">headband of alluring charisma</text:span></text:a><text:span text:style-name="T40"> +2, silver </text:span><text:a xlink:type="simple" xlink:href="http://www.d20pfsrd.com/system/errors/NodeNotFound?suri=wuid:gx:7ffa3a294697cb38#TOC-Holy-Symbol-Silver-or-Wooden" text:style-name="Internet_20_link" text:visited-style-name="Visited_20_Internet_20_Link"><text:span text:style-name="T25">holy symbol</text:span></text:a><text:span text:style-name="T40"><text:line-break/></text:span><text:span text:style-name="T39">Boon</text:span><text:span text:style-name="T40"> A saint can craft or commission a good-aligned magical item for the PCs at a 20% discount, arrange an audience with a good-aligned NPC of any level, or obtain a response to a single question to her deity as if using a </text:span><text:a xlink:type="simple" xlink:href="http://www.d20pfsrd.com/magic/all-spells/c/commune" text:style-name="Internet_20_link" text:visited-style-name="Visited_20_Internet_20_Link"><text:span text:style-name="T19">commune</text:span></text:a><text:span text:style-name="T40"> spell.</text:span></text:p>
              </table:table-cell>
            </table:table-row>
          </table:table>
        </text:section>
      </text:section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Balthazar" svg:font-family="Balthazar, serif"/>
    <style:font-face style:name="Varela" svg:font-family="Varela, sans-serif"/>
    <style:font-face style:name="trebuchet ms" svg:font-family="'trebuchet ms'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Times_20_New_20_Roman" style:display-name="Times New Roman" style:family="paragraph" style:parent-style-name="Heading_20_3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olan Roth</meta:initial-creator>
    <meta:creation-date>2015-12-25T11:10:59.93</meta:creation-date>
    <meta:document-statistic meta:table-count="4" meta:image-count="0" meta:object-count="0" meta:page-count="3" meta:paragraph-count="68" meta:word-count="895" meta:character-count="5462"/>
    <dc:date>2015-12-25T11:23:53.67</dc:date>
    <dc:creator>Nolan Roth</dc:creator>
    <meta:editing-duration>PT12M53S</meta:editing-duration>
    <meta:editing-cycles>1</meta:editing-cycles>
    <meta:generator>OpenOffice/4.1.1$Win32 OpenOffice.org_project/411m6$Build-9775</meta:generator>
  </office:meta>
</office:document-meta>
</file>